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1201A117F00C03FEDCD.png" manifest:media-type="image/png"/>
  <manifest:file-entry manifest:full-path="Pictures/1000000000000530000002F664138AF5030E6BEC.png" manifest:media-type="image/png"/>
  <manifest:file-entry manifest:full-path="Pictures/10000001000002E9000001D464D2DC2CDD3FE4BF.png" manifest:media-type="image/png"/>
  <manifest:file-entry manifest:full-path="Pictures/10000001000002E9000001D4DCB021F4E8963E7E.png" manifest:media-type="image/png"/>
  <manifest:file-entry manifest:full-path="Pictures/100000000000028700000160B4E68283A23D1480.png" manifest:media-type="image/png"/>
  <manifest:file-entry manifest:full-path="Pictures/10000001000002E9000001D43B4E70CA6559468C.png" manifest:media-type="image/png"/>
  <manifest:file-entry manifest:full-path="Pictures/10000001000002A0000001209E6967477DAA690C.png" manifest:media-type="image/png"/>
  <manifest:file-entry manifest:full-path="Pictures/100000000000036900000095DDA0663DD152C233.png" manifest:media-type="image/png"/>
  <manifest:file-entry manifest:full-path="Pictures/100000000000028600000161FA66A243180381E3.png" manifest:media-type="image/png"/>
  <manifest:file-entry manifest:full-path="Pictures/10000001000002A0000001205BB7AA98A07D37CA.png" manifest:media-type="image/png"/>
  <manifest:file-entry manifest:full-path="Pictures/100000000000049D0000011A26D3A7EB6086EB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Noto Sans1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style:font-name="Noto Sans1" fo:font-size="12pt" style:font-size-asian="12pt" style:font-size-complex="12pt"/>
    </style:style>
    <style:style style:name="T2" style:family="text">
      <style:text-properties style:font-name="Noto Sans1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Noto Sans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3cm" svg:height="8cm" svg:x="4.135cm" svg:y="1cm">
          <draw:image xlink:href="Pictures/10000001000002E9000001D4DCB021F4E8963E7E.png" xlink:type="simple" xlink:show="embed" xlink:actuate="onLoad" draw:mime-type="image/png">
            <text:p/>
          </draw:image>
        </draw:frame>
        <draw:frame draw:style-name="gr1" draw:text-style-name="P1" draw:layer="layout" svg:width="12.73cm" svg:height="8cm" svg:x="4.135cm" svg:y="8.952cm">
          <draw:image xlink:href="Pictures/10000001000002E9000001D43B4E70CA6559468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241cm" svg:x="1.001cm" svg:y="17.109cm">
          <draw:image xlink:href="Pictures/100000000000036900000095DDA0663DD152C233.png" xlink:type="simple" xlink:show="embed" xlink:actuate="onLoad" draw:mime-type="image/png">
            <text:p/>
          </draw:image>
        </draw:frame>
        <draw:frame draw:style-name="gr1" draw:text-style-name="P1" draw:layer="layout" svg:width="14.64cm" svg:height="8cm" svg:x="3.18cm" svg:y="20.8cm">
          <draw:image xlink:href="Pictures/100000000000028600000161FA66A243180381E3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11.934cm" svg:x="1.001cm" svg:y="1cm">
          <draw:image xlink:href="Pictures/10000001000002E9000001D464D2DC2CDD3FE4BF.png" xlink:type="simple" xlink:show="embed" xlink:actuate="onLoad" draw:mime-type="image/png">
            <text:p/>
          </draw:image>
        </draw:frame>
        <draw:frame draw:style-name="gr1" draw:text-style-name="P1" draw:layer="layout" svg:width="17.118cm" svg:height="9.312cm" svg:x="1.941cm" svg:y="13.984cm">
          <draw:image xlink:href="Pictures/100000000000028700000160B4E68283A23D1480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7.776cm" svg:height="7.618cm" svg:x="1.612cm" svg:y="1cm">
          <draw:image xlink:href="Pictures/10000001000002A0000001209E6967477DAA690C.png" xlink:type="simple" xlink:show="embed" xlink:actuate="onLoad" draw:mime-type="image/png">
            <text:p/>
          </draw:image>
        </draw:frame>
        <draw:frame draw:style-name="gr1" draw:text-style-name="P1" draw:layer="layout" svg:width="17.776cm" svg:height="7.618cm" svg:x="1.612cm" svg:y="21cm">
          <draw:image xlink:href="Pictures/10000001000002A0000001201A117F00C03FEDCD.png" xlink:type="simple" xlink:show="embed" xlink:actuate="onLoad" draw:mime-type="image/png">
            <text:p/>
          </draw:image>
        </draw:frame>
        <draw:frame draw:style-name="gr1" draw:text-style-name="P1" draw:layer="layout" svg:width="17.776cm" svg:height="7.618cm" svg:x="1.612cm" svg:y="12cm">
          <draw:image xlink:href="Pictures/10000001000002A0000001205BB7AA98A07D37CA.png" xlink:type="simple" xlink:show="embed" xlink:actuate="onLoad" draw:mime-type="image/png">
            <text:p/>
          </draw:image>
        </draw:frame>
        <draw:frame draw:style-name="gr2" draw:text-style-name="P3" draw:layer="layout" svg:width="13cm" svg:height="1cm" svg:x="1cm" svg:y="10cm">
          <draw:text-box>
            <text:p text:style-name="P2"><text:span text:style-name="T1">Adding </text:span><text:span text:style-name="T2">Q. ilex </text:span><text:span text:style-name="T3">:</text:span></text:p>
          </draw:text-box>
        </draw:frame>
      </draw:page>
      <draw:page draw:name="page4" draw:style-name="dp1" draw:master-page-name="Standard">
        <draw:frame draw:style-name="gr3" draw:text-style-name="P4" draw:layer="controls" svg:width="18.999cm" svg:height="4.535cm" svg:x="1cm" svg:y="0.965cm">
          <draw:image xlink:href="Pictures/100000000000049D0000011A26D3A7EB6086EB9C.png" xlink:type="simple" xlink:show="embed" xlink:actuate="onLoad" draw:mime-type="image/png">
            <text:p/>
          </draw:image>
        </draw:frame>
        <draw:frame draw:style-name="gr3" draw:text-style-name="P4" draw:layer="controls" svg:width="18.999cm" svg:height="10.843cm" svg:x="1cm" svg:y="6.4cm">
          <draw:image xlink:href="Pictures/1000000000000530000002F664138AF5030E6BE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6-14T19:11:34.142000000</meta:creation-date>
    <dc:date>2023-06-21T12:10:56.977000000</dc:date>
    <dc:creator>Victor Van der Meersch</dc:creator>
    <meta:editing-duration>P2DT11H21M17S</meta:editing-duration>
    <meta:editing-cycles>4</meta:editing-cycles>
    <meta:generator>LibreOffice/7.4.7.2$Windows_X86_64 LibreOffice_project/723314e595e8007d3cf785c16538505a1c878ca5</meta:generator>
    <meta:document-statistic meta:object-count="12"/>
  </office:meta>
</office:document-meta>
</file>